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1pt" fo:font-weight="bold"/>
    </style:style>
    <style:style style:name="P10" style:family="paragraph" style:parent-style-name="Standard">
      <style:paragraph-properties style:writing-mode="lr-tb"/>
      <style:text-properties fo:font-size="11pt" fo:font-weight="bold" style:font-size-complex="11pt" style:font-weight-complex="bold"/>
    </style:style>
    <style:style style:name="P11"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2" style:family="paragraph" style:parent-style-name="Standard">
      <style:paragraph-properties style:writing-mode="lr-tb"/>
      <style:text-properties fo:font-size="11pt" fo:font-weight="bold" style:font-weight-asian="bold" style:font-size-complex="11pt" style:font-weight-complex="bold"/>
    </style:style>
    <style:style style:name="P13" style:family="paragraph" style:parent-style-name="Standard">
      <style:paragraph-properties style:writing-mode="lr-tb"/>
      <style:text-properties fo:font-size="11pt" style:font-size-complex="11pt"/>
    </style:style>
    <style:style style:name="P14" style:family="paragraph" style:parent-style-name="Standard">
      <style:paragraph-properties style:writing-mode="lr-tb"/>
      <style:text-properties fo:font-weight="bold" style:font-weight-complex="bold"/>
    </style:style>
    <style:style style:name="P15"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fo:break-before="page" style:writing-mode="lr-tb"/>
      <style:text-properties fo:font-weight="bold" style:font-weight-complex="bold"/>
    </style:style>
    <style:style style:name="P17" style:family="paragraph" style:parent-style-name="Standard">
      <style:paragraph-properties fo:margin-left="0.5in" fo:margin-right="0in" fo:text-indent="0in" style:auto-text-indent="false" style:writing-mode="lr-tb"/>
      <style:text-properties fo:font-size="10pt" style:font-size-complex="10pt"/>
    </style:style>
    <style:style style:name="P18"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9" style:family="paragraph" style:parent-style-name="Standard">
      <style:paragraph-properties style:text-autospace="none"/>
      <style:text-properties fo:font-size="10pt"/>
    </style:style>
    <style:style style:name="P20" style:family="paragraph" style:parent-style-name="Standard">
      <style:paragraph-properties style:text-autospace="none"/>
    </style:style>
    <style:style style:name="P21"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22"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23" style:family="paragraph" style:parent-style-name="Standard">
      <style:paragraph-properties style:writing-mode="lr-tb"/>
      <style:text-properties fo:font-size="11pt" fo:font-weight="bold" style:font-size-complex="11pt" style:font-weight-complex="bold"/>
    </style:style>
    <style:style style:name="P24" style:family="paragraph" style:parent-style-name="Standard" style:list-style-name="L2">
      <style:paragraph-properties style:writing-mode="lr-tb">
        <style:tab-stops/>
      </style:paragraph-properties>
      <style:text-properties fo:font-size="10pt" style:font-size-complex="10pt"/>
    </style:style>
    <style:style style:name="P25" style:family="paragraph" style:parent-style-name="Standard" style:list-style-name="L5">
      <style:paragraph-properties style:writing-mode="lr-tb">
        <style:tab-stops/>
      </style:paragraph-properties>
      <style:text-properties fo:font-size="10pt" style:font-size-complex="10pt"/>
    </style:style>
    <style:style style:name="P26"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27"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28" style:family="paragraph" style:parent-style-name="Standard" style:list-style-name="L4">
      <style:paragraph-properties fo:margin-left="0.5in" fo:margin-right="0in" fo:text-indent="-0.25in" style:auto-text-indent="false" style:writing-mode="lr-tb">
        <style:tab-stops/>
      </style:paragraph-properties>
      <style:text-properties fo:font-size="10pt" style:font-size-complex="10pt"/>
    </style:style>
    <style:style style:name="P29" style:family="paragraph" style:parent-style-name="Standard" style:list-style-name="L3">
      <style:paragraph-properties fo:margin-left="0.5in" fo:margin-right="0in" fo:text-indent="-0.25in" style:auto-text-indent="false" style:writing-mode="lr-tb">
        <style:tab-stops/>
      </style:paragraph-properties>
    </style:style>
    <style:style style:name="P30" style:family="paragraph" style:parent-style-name="Standard" style:list-style-name="L4">
      <style:paragraph-properties fo:margin-left="0.5in" fo:margin-right="0in" fo:text-indent="-0.25in" style:auto-text-indent="false" style:writing-mode="lr-tb">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name="Courier New" fo:language="en" fo:country="GB" style:font-name-asian="Courier New" style:font-size-asian="10pt" style:font-name-complex="Courier New"/>
    </style:style>
    <style:style style:name="T9" style:family="text">
      <style:text-properties style:font-name="Courier New" fo:language="en" fo:country="GB" style:font-name-asian="Courier New" style:font-size-asian="10pt" style:font-name-complex="Courier New" style:font-size-complex="10pt"/>
    </style:style>
    <style:style style:name="T10" style:family="text">
      <style:text-properties style:font-name="Courier New" fo:font-size="10pt" fo:language="en" fo:country="GB"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HP EvE API / EvE-Central API Library (eveapi-php)</text:p>
      <text:p text:style-name="P3"/>
      <text:p text:style-name="P10">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0">Overview</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0">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0">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1">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16">Error Reporting</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4">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10">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13"/>
      <text:p text:style-name="P12">getCacheStatus()</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8"/>
      <text:p text:style-name="P10">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10">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10"><text:soft-page-break/>getDebug()</text:p>
      <text:p text:style-name="P3"/>
      <text:p text:style-name="P2">Return the value of the debug level, “true” or “false”.</text:p>
      <text:p text:style-name="P1"/>
      <text:p text:style-name="P2">$debug = $api-&gt;getDebug();</text:p>
      <text:p text:style-name="P1"/>
      <text:p text:style-name="P1"/>
      <text:p text:style-name="P10">setUseCache(bool)</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0">getUseCache()</text:p>
      <text:p text:style-name="P3"/>
      <text:p text:style-name="P2">Return the value of the caching variable, “true” or “false”.</text:p>
      <text:p text:style-name="P1"/>
      <text:p text:style-name="P2">$caching = $api-&gt;getUseCache();</text:p>
      <text:p text:style-name="P2"/>
      <text:p text:style-name="P3"/>
      <text:p text:style-name="P10">setCacheDir(dir)</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1">getCacheDir()</text:p>
      <text:p text:style-name="P11"/>
      <text:p text:style-name="P2">Return the caching directory as a string value.</text:p>
      <text:p text:style-name="P2"/>
      <text:p text:style-name="P2">$cachedir = $api-&gt;getCacheDir();</text:p>
      <text:p text:style-name="P11"/>
      <text:p text:style-name="P11">setUserAgent(agent)</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0"/>
      <text:p text:style-name="P10">getUserAgent()</text:p>
      <text:p text:style-name="P10"/>
      <text:p text:style-name="P8">Return the HTTP User Agent string.</text:p>
      <text:p text:style-name="P8"/>
      <text:p text:style-name="P8">$useragent = $api-&gt;getUserAgent();</text:p>
      <text:p text:style-name="P8"/>
      <text:p text:style-name="P8"/>
      <text:p text:style-name="P8"/>
      <text:p text:style-name="P8"/>
      <text:p text:style-name="P9"><text:soft-page-break/>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0"/>
      <text:p text:style-name="P3">$api-&gt;setTimeTolerance(10); // 5 minutes, pshaw, we need 10</text:p>
      <text:p text:style-name="P1"/>
      <text:p text:style-name="P9">getTimeTolerance(tolerance)</text:p>
      <text:p text:style-name="P1"/>
      <text:p text:style-name="P3">Return the value (in minutes) of the timeTolerance variable.</text:p>
      <text:p text:style-name="P3"/>
      <text:p text:style-name="P3">$tolerance = $api-&gt;getTimeTolerance();</text:p>
      <text:p text:style-name="P3"/>
      <text:p text:style-name="P11">setApiSite(site)</text:p>
      <text:p text:style-name="P11"/>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1">getApiSite()</text:p>
      <text:p text:style-name="P3"/>
      <text:p text:style-name="P8">Return the apisite URL as a string.</text:p>
      <text:p text:style-name="P8"/>
      <text:p text:style-name="P8">$apisite = $api-&gt;getApiSite();</text:p>
      <text:p text:style-name="P8"/>
      <text:p text:style-name="P11">setApiSiteEvEC(site)</text:p>
      <text:p text:style-name="P11"/>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1">getApiSiteEvEC()</text:p>
      <text:p text:style-name="P3"/>
      <text:p text:style-name="P8">Return the apisiteevec URL as a string.</text:p>
      <text:p text:style-name="P8"/>
      <text:p text:style-name="P8">$apisite = $api-&gt;getApiSiteEvEC();</text:p>
      <text:p text:style-name="P8"><text:s/></text:p>
      <text:p text:style-name="P8"/>
      <text:p text:style-name="P10">printErrors()</text:p>
      <text:p text:style-name="P3"/>
      <text:p text:style-name="P2">Print debug messages. These may be actual errors, or merely informational debug.</text:p>
      <text:p text:style-name="P10"/>
      <text:p text:style-name="P10"/>
      <text:p text:style-name="P10"/>
      <text:p text:style-name="P10"/>
      <text:p text:style-name="P10"/>
      <text:p text:style-name="P14"><text:soft-page-break/>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10">Account Balances</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28366276" text:style-name="L1">
        <text:list-item>
          <text:p text:style-name="P26">“corp-bool” is “true” if you wish to fetch for corp, and “false” if you wish to fetch for character. It defaults to “false”.</text:p>
        </text:list-item>
      </text:list>
      <text:p text:style-name="P3"/>
      <text:p text:style-name="P10">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text:soft-page-break/>Fetching and parsing:</text:p>
      <text:p text:style-name="P3"/>
      <text:p text:style-name="P2">$dataxml = $api-&gt;getAllianceList([timeout]);</text:p>
      <text:p text:style-name="P2">$data = AllianceList::getAllianceList($dataxml);</text:p>
      <text:p text:style-name="P1"/>
      <text:p text:style-name="P1"/>
      <text:p text:style-name="P10">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10">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10">Character Sheet</text:p>
      <text:p text:style-name="P3"><text:soft-page-break/></text:p>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
      <text:p text:style-name="P1"/>
      <text:p text:style-name="P10">Conquerable Station/Outpost List </text:p>
      <text:p text:style-name="P13"/>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10">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text:soft-page-break/>$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28373285" text:style-name="L2">
        <text:list-item>
          <text:p text:style-name="P24">“corpid” is to be used if you wish to see information about a corporation in an alliance. If omitted, information about your character’s corp is returned.</text:p>
        </text:list-item>
      </text:list>
      <text:p text:style-name="P3"/>
      <text:p text:style-name="P10">Error List </text:p>
      <text:p text:style-name="P3"/>
      <text:p text:style-name="P2">An APIv2 function that has not been implemented yet. Have at it!</text:p>
      <text:p text:style-name="P1"/>
      <text:p text:style-name="P1"/>
      <text:p text:style-name="P10">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5">Journal Entries</text:span><text:span text:style-name="T6">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5"/>
      <text:p text:style-name="P3"><text:soft-page-break/>require_once('./classes/eveapi/class.api.php');</text:p>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28363405" text:style-name="L3">
        <text:list-item>
          <text:p text:style-name="P29"><text:span text:style-name="T2">“refid” – if specified, you will get up to 1000 entries </text:span><text:span text:style-name="T3">before</text:span><text:span text:style-name="T2"> that refid. If not specified, you will get the newest entries, up to 1000.</text:span></text:p>
        </text:list-item>
        <text:list-item>
          <text:p text:style-name="P27">“corp-bool” is “true” if you wish to fetch for corp, and “false” if you wish to fetch for character. It defaults to “false”.</text:p>
        </text:list-item>
        <text:list-item>
          <text:p text:style-name="P27">“accountkey” defaults to “1000”, which is the corp master wallet or the char wallet. Other possible values are 1001 through 1006, for the available corp wallet divisions.</text:p>
        </text:list-item>
        <text:list-item>
          <text:p text:style-name="P27">“timeout” defaults to 65 minutes, because the “cachedUntil” value for this function is broken as of Empyrian Age 1.0.1</text:p>
        </text:list-item>
      </text:list>
      <text:p text:style-name="P3"/>
      <text:p text:style-name="P1"/>
      <text:p text:style-name="P10">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
      <text:p text:style-name="P10">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text:soft-page-break/></text:p>
      <text:p text:style-name="P2">Returns an array if successful, and “null” if not.</text:p>
      <text:p text:style-name="P1"/>
      <text:p text:style-name="P5">Include needed:</text:p>
      <text:p text:style-name="P3"/>
      <text:p text:style-name="P3">require_once('./classes/eveapi/class.api.php');</text:p>
      <text:p text:style-name="P2">require_once(‘./classes/eveapi/class.wallettransactions.php’);</text:p>
      <text:p text:style-name="P7"/>
      <text:p text:style-name="P7">previously just class.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28373855" text:style-name="L4">
        <text:list-item>
          <text:p text:style-name="P30"><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8">“corp-bool” is “true” if you wish to fetch for corp, and “false” if you wish to fetch for character. It defaults to “false”.</text:p>
        </text:list-item>
        <text:list-item>
          <text:p text:style-name="P28">“accountkey” defaults to “1000”, which is the corp master wallet or the char wallet. Other possible values are 1001 through 1006, for the available corp wallet divisions.</text:p>
        </text:list-item>
        <text:list-item>
          <text:p text:style-name="P28">“timeout” defaults to 65 minutes, because the “cachedUntil” value for this function is broken as of Empyrian Age 1.0.1</text:p>
        </text:list-item>
      </text:list>
      <text:p text:style-name="P3"/>
      <text:p text:style-name="P1"/>
      <text:p text:style-name="P10">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text:p>
      <text:p text:style-name="P7">$data = MarketOrders::getMarketOrders($dataxml);</text:p>
      <text:p text:style-name="P5"><text:soft-page-break/></text:p>
      <text:p text:style-name="P1"><text:span text:style-name="T5">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ext:p>
      <text:p text:style-name="P7">$data = Jumps::getJumps($dataxml);</text:p>
      <text:p text:style-name="P1"/>
      <text:p text:style-name="P10">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ext:p>
      <text:p text:style-name="P7">$data = Kills::getKills($dataxml);</text:p>
      <text:p text:style-name="P2"/>
      <text:p text:style-name="P3"/>
      <text:p text:style-name="P1"><text:span text:style-name="T5">Map: Sovereignty</text:span><text:span text:style-name="T6">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text:soft-page-break/></text:p>
      <text:p text:style-name="P3">None</text:p>
      <text:p text:style-name="P1"/>
      <text:p text:style-name="P5">Fetching and parsing:</text:p>
      <text:p text:style-name="P1"/>
      <text:p text:style-name="P7">$dataxml = $api-&gt;getsovereignty();</text:p>
      <text:p text:style-name="P7">$data = Sovereignty::getSovereignty($dataxml);</text:p>
      <text:p text:style-name="P2"/>
      <text:p text:style-name="P5"/>
      <text:p text:style-name="P1"><text:span text:style-name="T5">Name to ID Conversion</text:span><text:span text:style-name="T6"> </text:span></text:p>
      <text:p text:style-name="P3"/>
      <text:p text:style-name="P3">Lists ID's of the names you have passed to it. It can be alliance, corporation or characters</text:p>
      <text:p text:style-name="P3"/>
      <text:p text:style-name="P3">Returns an array if successful, or “null” if not</text:p>
      <text:p text:style-name="P3"/>
      <text:p text:style-name="P5">Include needed:</text:p>
      <text:p text:style-name="P3"/>
      <text:p text:style-name="P15">require_once('./classes/eveapi/class.api.php');</text:p>
      <text:p text:style-name="P18">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5">$dataxml = $api-&gt;getCharacterID('Yorick Downe,CCP Garthagk');</text:p>
      <text:p text:style-name="P18">$data = CharacterID::getCharacterID($dataxml);</text:p>
      <text:p text:style-name="P2"/>
      <text:p text:style-name="P2">the only parameter is a comma separated list of names</text:p>
      <text:p text:style-name="P1"/>
      <text:p text:style-name="P5"/>
      <text:p text:style-name="P10">ID to Name Conversion (undocumented)</text:p>
      <text:p text:style-name="P3"/>
      <text:p text:style-name="P7">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5">require_once('./classes/eveapi/class.api.php');</text:p>
      <text:p text:style-name="P18">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5">$dataxml = $api-&gt;getCharacterName('221710318,797400947');</text:p>
      <text:p text:style-name="P18">$data = CharacterName::getCharacterName($dataxml);</text:p>
      <text:p text:style-name="P2"/>
      <text:p text:style-name="P2">The only parameter is a comma separated list of IDs</text:p>
      <text:p text:style-name="P1"><text:soft-page-break/></text:p>
      <text:p text:style-name="P10">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15">require_once('./classes/eveapi/class.api.php');</text:p>
      <text:p text:style-name="P20"><text:line-break/></text:p>
      <text:p text:style-name="P5">Authentication needed:</text:p>
      <text:p text:style-name="P3"/>
      <text:p text:style-name="P3">None</text:p>
      <text:p text:style-name="P1"/>
      <text:p text:style-name="P5">Fetching and parsing:</text:p>
      <text:p text:style-name="P1"/>
      <text:p text:style-name="P15">$path_large = $api-&gt;getCharacterPortrait(797400947,256);</text:p>
      <text:p text:style-name="P19"/>
      <text:p text:style-name="P2">The first parameter is <text:s/>the ID of the character whom portrait you wish to receive followed by the size of the portrait, Valid sizes are 64 and 256</text:p>
      <text:p text:style-name="P2"/>
      <text:p text:style-name="P10">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10">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text:soft-page-break/>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
      <text:p text:style-name="P1"/>
      <text:p text:style-name="P10">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10">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Detail ($id,[timeout]);</text:span></text:p>
      <text:p text:style-name="P1"><text:span text:style-name="T2">$data = StarbaseDetail::</text:span><text:span text:style-name="T7"> </text:span><text:span text:style-name="T2">getStarbaseDetail ($dataxml);</text:span></text:p>
      <text:p text:style-name="P3"/>
      <text:list xml:id="list28374104" text:style-name="L5">
        <text:list-item>
          <text:p text:style-name="P25"><text:soft-page-break/>id – This is the ID of the POS as returned by getStarbaseList</text:p>
        </text:list-item>
      </text:list>
      <text:p text:style-name="P17"/>
      <text:p text:style-name="P1"/>
      <text:p text:style-name="P10">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List ([timeout]);</text:span></text:p>
      <text:p text:style-name="P1"><text:span text:style-name="T2">$data = StarbaseList::</text:span><text:span text:style-name="T7"> </text:span><text:span text:style-name="T2">getStarbaseList ($dataxml);</text:span></text:p>
      <text:p text:style-name="P3"/>
      <text:p text:style-name="P1"/>
      <text:p text:style-name="P1"/>
      <text:p text:style-name="P10">Factional Warfare Stats</text:p>
      <text:p text:style-name="P3"/>
      <text:p text:style-name="P3">Stats for Factional war</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stats.php');</text:p>
      <text:p text:style-name="P1"/>
      <text:p text:style-name="P5">Authentication needed:</text:p>
      <text:p text:style-name="P3"/>
      <text:p text:style-name="P3">Limited/Full?</text:p>
      <text:p text:style-name="P1"/>
      <text:p text:style-name="P5">Fetching and parsing:</text:p>
      <text:p text:style-name="P1"/>
      <text:p text:style-name="P7">$dataxml = $api-&gt;getFacWarStats();</text:p>
      <text:p text:style-name="P3">$data = FacWarStats::getFacWarStats($dataxml);</text:p>
      <text:p text:style-name="P1"/>
      <text:p text:style-name="P10">Factional Warfare Top 100 Stats</text:p>
      <text:p text:style-name="P3"/>
      <text:p text:style-name="P3">List the top 100 factional in warfare </text:p>
      <text:p text:style-name="P3"/>
      <text:p text:style-name="P3">Returns an array if successful, or “null” if not</text:p>
      <text:p text:style-name="P3"/>
      <text:p text:style-name="P5">Include needed:</text:p>
      <text:p text:style-name="P3"><text:soft-page-break/></text:p>
      <text:p text:style-name="P2">require_once('./classes/eveapi/class.api.php');</text:p>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ext:p>
      <text:p text:style-name="P3">$data = FacWarTopStats::getFacWarTopStats($dataxml);</text:p>
      <text:p text:style-name="P2"/>
      <text:p text:style-name="P5"/>
      <text:p text:style-name="P1"><text:span text:style-name="T5">Factional Warfare Occupancy Map</text:span><text:span text:style-name="T6">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text:span text:style-name="T9">acwarsystems</text:span>.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text:span><text:span text:style-name="T10">FacWarSystems</text:span><text:span text:style-name="T4">();</text:span></text:p>
      <text:p text:style-name="P3">$data = Jumps::get<text:span text:style-name="T8">FacWarSystems</text:span>($dataxml);</text:p>
      <text:p text:style-name="P3"/>
      <text:p text:style-name="P3"/>
      <text:p text:style-name="P10">MedalMembers</text:p>
      <text:p text:style-name="P3"/>
      <text:p text:style-name="P3">Lists medals awarded to corporations members (not sure on this as for me this is blank)</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php');</text:p>
      <text:p text:style-name="P1"/>
      <text:p text:style-name="P5">Authentication needed:</text:p>
      <text:p text:style-name="P3"/>
      <text:p text:style-name="P3">api key of director/ceo</text:p>
      <text:p text:style-name="P1"/>
      <text:p text:style-name="P5">Fetching and parsing:</text:p>
      <text:p text:style-name="P1"/>
      <text:p text:style-name="P1"><text:span text:style-name="T4">$dataxml = $api-&gt;getMemeberMedals</text:span><text:span text:style-name="T4">();</text:span></text:p>
      <text:p text:style-name="P3">$data = MemberMedals::getMemberMedals($dataxml);</text:p>
      <text:p text:style-name="P3"><text:soft-page-break/></text:p>
      <text:p text:style-name="P1"><text:span text:style-name="T5">Medals</text:span><text:span text:style-name="T6">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medals.php');</text:p>
      <text:p text:style-name="P1"/>
      <text:p text:style-name="P5">Authentication needed:</text:p>
      <text:p text:style-name="P3"/>
      <text:p text:style-name="P3">Api key, assuming director privileges for corporation</text:p>
      <text:p text:style-name="P1"/>
      <text:p text:style-name="P5">Fetching and parsing:</text:p>
      <text:p text:style-name="P1"/>
      <text:p text:style-name="P7">$dataxml = $api-&gt;getMedals();</text:p>
      <text:p text:style-name="P3">$data = Medals::getMedals($dataxml);</text:p>
      <text:p text:style-name="P3"/>
      <text:p text:style-name="P10">Certificate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ext:p>
      <text:p text:style-name="P3">$data = CertificateTree::getCertificateTree($dataxml);</text:p>
      <text:p text:style-name="P3"/>
      <text:p text:style-name="P10">ServerStatus</text:p>
      <text:p text:style-name="P3"/>
      <text:p text:style-name="P3">Lists the status and number of pilots online.</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erverstatus.php');</text:p>
      <text:p text:style-name="P1"/>
      <text:p text:style-name="P5">Authentication needed:</text:p>
      <text:p text:style-name="P3"/>
      <text:p text:style-name="P3"><text:soft-page-break/>None</text:p>
      <text:p text:style-name="P1"/>
      <text:p text:style-name="P5">Fetching and parsing:</text:p>
      <text:p text:style-name="P1"/>
      <text:p text:style-name="P7">$dataxml = $api-&gt;getServerStatus();</text:p>
      <text:p text:style-name="P3">$data = ServerStatus::getServerStatus($dataxml);</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08T20:00:15.97</dc:date>
    <meta:editing-duration>PT38H43M46S</meta:editing-duration>
    <meta:editing-cycles>17</meta:editing-cycles>
    <meta:document-statistic meta:table-count="0" meta:image-count="0" meta:object-count="0" meta:page-count="19" meta:paragraph-count="468" meta:word-count="3523" meta:character-count="25450"/>
    <meta:user-defined meta:name="Info 1"/>
    <meta:user-defined meta:name="Info 2"/>
    <meta:user-defined meta:name="Info 3"/>
    <meta:user-defined meta:name="Info 4"/>
  </office:meta>
</office:document-meta>
</file>